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f938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sge</dc:creator><dc:date>2017-09-15T09:49:05</dc:date><text:p text:style-name="P3"><text:span text:style-name="T1">do section- for afile, pbb, pba in </text:span><text:span text:style-name="T2">view.get_dms_files(limit=1)</text:span></text:p></office:annotation><office:annotation><dc:creator>sge</dc:creator><dc:date>2017-09-15T09:51:30</dc:date><text:p text:style-name="P3"><text:span text:style-name="T2">do text</text:span></text:p><text:p text:style-name="P3"><text:span text:style-name="T2">from document(content=afile.file.data, format='odt', pageBreakBefore=pbb, pageBreakAfter=pba)</text:span></text:p></office:annotatio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9-15T11:55:09.204268648</dc:date>
    <dc:creator>sge</dc:creator>
    <meta:editing-duration>PT1H29M15S</meta:editing-duration>
    <meta:editing-cycles>17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